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7200000022AAE27BC4.png"/>
  <manifest:file-entry manifest:media-type="image/png" manifest:full-path="Pictures/10000000000000B3000000205383B51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Courier"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ab-stops/>
      </style:paragraph-properties>
      <style:text-properties style:font-name="Courier" fo:font-size="10pt" fo:font-weight="normal" style:font-size-asian="10pt" style:font-weight-asian="normal" style:font-size-complex="10pt" style:font-weight-complex="normal"/>
    </style:style>
    <style:style style:name="P5" style:family="paragraph" style:parent-style-name="Standard">
      <style:paragraph-properties fo:margin-left="0.5in" fo:margin-right="0in" fo:text-indent="0in" style:auto-text-indent="false"/>
      <style:text-properties style:font-name="Courier" fo:font-size="10pt" fo:font-weight="normal" style:font-size-asian="10pt" style:font-weight-asian="normal" style:font-size-complex="10pt" style:font-weight-complex="normal"/>
    </style:style>
    <style:style style:name="P6" style:family="paragraph" style:parent-style-name="Standard">
      <style:paragraph-properties fo:margin-left="0.5in" fo:margin-right="0in" fo:text-align="start" style:justify-single-word="false" fo:text-indent="0in" style:auto-text-indent="false">
        <style:tab-stops/>
      </style:paragraph-properties>
      <style:text-properties style:font-name="Courier" fo:font-size="10pt" fo:font-weight="normal" style:font-size-asian="10pt" style:font-weight-asian="normal" style:font-size-complex="10pt" style:font-weight-complex="normal"/>
    </style:style>
    <style:style style:name="P7" style:family="paragraph" style:parent-style-name="Standard" style:master-page-name="">
      <style:paragraph-properties fo:margin-left="0.5in" fo:margin-right="0in" fo:text-indent="0in" style:auto-text-indent="false" style:page-number="auto"/>
      <style:text-properties style:font-name="Courier" fo:font-size="10pt" fo:font-weight="normal" style:font-size-asian="10pt" style:font-weight-asian="normal" style:font-size-complex="10pt" style:font-weight-complex="normal"/>
    </style:style>
    <style:style style:name="P8" style:family="paragraph" style:parent-style-name="Standard">
      <style:paragraph-properties fo:margin-left="0in" fo:margin-right="0in" fo:text-indent="0in" style:auto-text-indent="false"/>
      <style:text-properties style:font-name="Times New Roman" fo:font-weight="normal" style:font-weight-asian="normal" style:font-weight-complex="normal"/>
    </style:style>
    <style:style style:name="P9"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margin-left="0in" fo:margin-right="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margin-left="0in" fo:margin-right="0in" fo:text-align="start" style:justify-single-word="false" fo:text-indent="0in" style:auto-text-indent="false">
        <style:tab-stops/>
      </style:paragraph-properties>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align="start" style:justify-single-word="false" fo:text-indent="0in" style:auto-text-indent="false">
        <style:tab-stops/>
      </style:paragraph-properties>
      <style:text-properties style:font-name="Courier" fo:font-size="10pt" fo:font-weight="normal" style:font-size-asian="10pt" style:font-weight-asian="normal" style:font-size-complex="10pt" style:font-weight-complex="normal"/>
    </style:style>
    <style:style style:name="P16" style:family="paragraph" style:parent-style-name="Standard" style:master-page-name="">
      <style:paragraph-properties fo:margin-left="0in" fo:margin-right="0in" fo:text-indent="0in" style:auto-text-indent="false" style:page-number="auto"/>
      <style:text-properties style:font-name="Courier" fo:font-weight="normal" style:font-weight-asian="normal" style:font-weight-complex="normal"/>
    </style:style>
    <style:style style:name="P17" style:family="paragraph" style:parent-style-name="Standard">
      <style:paragraph-properties fo:margin-left="0.5091in" fo:margin-right="0in" fo:text-indent="0in" style:auto-text-indent="false"/>
      <style:text-properties style:font-name="Courier" fo:font-size="10pt" fo:font-weight="normal" style:font-size-asian="10pt" style:font-weight-asian="normal" style:font-size-complex="10pt" style:font-weight-complex="normal"/>
    </style:style>
    <style:style style:name="P18" style:family="paragraph" style:parent-style-name="Standard" style:list-style-name="L2">
      <style:paragraph-properties fo:text-align="start" style:justify-single-word="false"/>
      <style:text-properties style:font-name="Courier" fo:font-size="10pt" fo:font-weight="normal" style:font-size-asian="10pt" style:font-weight-asian="normal" style:font-size-complex="10pt" style:font-weight-complex="normal"/>
    </style:style>
    <style:style style:name="P19" style:family="paragraph" style:parent-style-name="Standard" style:list-style-name="L2">
      <style:paragraph-properties fo:text-align="start" style:justify-single-word="false">
        <style:tab-stops/>
      </style:paragraph-properties>
      <style:text-properties style:font-name="Courier" fo:font-size="10pt" fo:font-weight="normal" style:font-size-asian="10pt" style:font-weight-asian="normal" style:font-size-complex="10pt" style:font-weight-complex="normal"/>
    </style:style>
    <style:style style:name="P20" style:family="paragraph" style:parent-style-name="Standard" style:list-style-name="L1">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1" style:family="paragraph" style:parent-style-name="Standard" style:list-style-name="L2">
      <style:paragraph-properties fo:margin-left="0in" fo:margin-right="0in" fo:text-align="start"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list-style-name="L2">
      <style:paragraph-properties fo:margin-left="0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list-style-name="L3">
      <style:paragraph-properties fo:margin-left="0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tab-stops/>
      </style:paragraph-properties>
      <style:text-properties style:font-name="Courier" fo:font-size="10pt" fo:font-weight="normal" style:font-size-asian="10pt" style:font-weight-asian="normal" style:font-size-complex="10pt" style:font-weight-complex="normal"/>
    </style:style>
    <style:style style:name="P25" style:family="paragraph" style:parent-style-name="Standard" style:list-style-name="L5">
      <style:paragraph-properties fo:margin-left="0in" fo:margin-right="0in" fo:text-align="start" style:justify-single-word="false" fo:text-indent="0in" style:auto-text-indent="false">
        <style:tab-stops/>
      </style:paragraph-properties>
      <style:text-properties style:font-name="Courier" fo:font-size="10pt" fo:font-weight="normal" style:font-size-asian="10pt" style:font-weight-asian="normal" style:font-size-complex="10pt" style:font-weight-complex="normal"/>
    </style:style>
    <style:style style:name="P26" style:family="paragraph" style:parent-style-name="Standard" style:list-style-name="L2">
      <style:paragraph-properties fo:margin-left="0.5in" fo:margin-right="0in" fo:text-align="start" style:justify-single-word="false" fo:text-indent="0in" style:auto-text-indent="false"/>
      <style:text-properties style:font-name="Courier" fo:font-size="10pt" fo:font-weight="normal" style:font-size-asian="10pt" style:font-weight-asian="normal" style:font-size-complex="10pt" style:font-weight-complex="normal"/>
    </style:style>
    <style:style style:name="P27" style:family="paragraph" style:parent-style-name="Standard" style:list-style-name="L3">
      <style:paragraph-properties fo:margin-left="0in" fo:margin-right="0in" fo:text-align="start" style:justify-single-word="false" fo:text-indent="-0.0091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28" style:family="paragraph" style:parent-style-name="Standard" style:list-style-name="L4">
      <style:paragraph-properties fo:margin-left="0in" fo:margin-right="0in" fo:text-align="start" style:justify-single-word="false" fo:text-indent="-0.0091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fo:font-weight="normal" style:font-weight-asian="normal"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ed processing of large PA channel peptide binding IV datasets</text:p>
      <text:p text:style-name="P1">Krantz Lab</text:p>
      <text:p text:style-name="P1">March 2014</text:p>
      <text:p text:style-name="P1">Manual download: <text:a xlink:type="simple" xlink:href="http://mcb.berkeley.edu/labs/krantz/scripts/perl/Ivbind/ivbind-manual.pdf"><text:span text:style-name="T3">http://mcb.berkeley.edu/labs/krantz/scripts/perl/Ivbind/ivbind-manual.pdf</text:span></text:a></text:p>
      <text:p text:style-name="P2"/>
      <text:p text:style-name="P1">Processing a Single Directory</text:p>
      <text:p text:style-name="P2"/>
      <text:p text:style-name="P2">1. Collect IV peptide binding datasets using <text:span text:style-name="T2">pCLAMP</text:span>. The data is automatically saved as a serially time-date stamped file with the binary format called ABF. Save each ABF file also as an ATF text file for PA channels alone and for each peptide concentration tested.</text:p>
      <text:p text:style-name="P2"/>
      <text:p text:style-name="P2">2. Use the “Open Multiple IV *.atf file” button to check the data atf files in <text:span text:style-name="T2">ORIGIN6.1</text:span>. This is the button indicated (^) below on the toolbar.</text:p>
      <text:p text:style-name="P2"><draw:frame draw:style-name="fr1" draw:name="graphics1" text:anchor-type="paragraph" svg:x="0.0035in" svg:y="0.0091in" svg:width="1.598in" svg:height="0.2854in" draw:z-index="0"><draw:image xlink:href="Pictures/10000000000000B3000000205383B511.png" xlink:type="simple" xlink:show="embed" xlink:actuate="onLoad"/></draw:frame> <text:s text:c="3"/>^</text:p>
      <text:p text:style-name="P2">You could open one file at a time with the single-ASCII button next to “Open Multiple IV *.atf file” if you want:</text:p>
      <text:p text:style-name="P2"><draw:frame draw:style-name="fr1" draw:name="graphics2" text:anchor-type="paragraph" svg:x="0.0035in" svg:y="0.0091in" svg:width="1.598in" svg:height="0.2854in" draw:z-index="1"><draw:image xlink:href="Pictures/10000000000000B3000000205383B511.png" xlink:type="simple" xlink:show="embed" xlink:actuate="onLoad"/></draw:frame> <text:s text:c="7"/>^</text:p>
      <text:p text:style-name="P2">3. Graph the results by plotting the Voltage versus the Current columns (x vs. y). If the data for each concentration of peptide are reproducible, then proceed through the following analysis using <text:span text:style-name="T2">PERL</text:span> software: two modules, called <text:span text:style-name="T2">Hoh.pm</text:span> and <text:span text:style-name="T2">Ivbind.pm</text:span>, and one script called, <text:span text:style-name="T2">ivbind-script.pl</text:span>.</text:p>
      <text:p text:style-name="P2"/>
      <text:p text:style-name="P2">These software are downloaded from the web at: <text:a xlink:type="simple" xlink:href="http://mcb.berkeley.edu/labs/krantz/scripts/perl/Ivbind.zip">http://mcb.berkeley.edu/labs/krantz/scripts/perl/Ivbind.zip</text:a></text:p>
      <text:p text:style-name="P2"/>
      <text:p text:style-name="P2">First set-up the experiment file in notepad or any text editor. The file will be called <text:span text:style-name="T2">exp.txt</text:span>. It will be saved in the same directory with your ATF files and the <text:span text:style-name="T2">PERL</text:span> software modules and script. The file will have the following format:</text:p>
      <text:p text:style-name="P17">FILE,CONC </text:p>
      <text:p text:style-name="P17">14303004.atf,0 </text:p>
      <text:p text:style-name="P17">14303005.atf,0 </text:p>
      <text:p text:style-name="P17">14303007.atf,10 </text:p>
      <text:p text:style-name="P17">14303008.atf,10 </text:p>
      <text:p text:style-name="P17">14303009.atf,30 </text:p>
      <text:p text:style-name="P17">14303010.atf,30 </text:p>
      <text:p text:style-name="P17">14303011.atf,100 </text:p>
      <text:p text:style-name="P17">14303012.atf,100 </text:p>
      <text:p text:style-name="P17">14303013.atf,300 </text:p>
      <text:p text:style-name="P17">14303014.atf,300 </text:p>
      <text:p text:style-name="P17">14303015.atf,1000 </text:p>
      <text:p text:style-name="P17">14303016.atf,1000</text:p>
      <text:p text:style-name="P2">Note that the first line states the name of each of the two columns: 'FILE', and 'CONC'. These names are the ATF filename and the peptide concentration in nanomolar.</text:p>
      <text:p text:style-name="P2"/>
      <text:p text:style-name="P2">4. Now execute the <text:span text:style-name="T2">PERL</text:span> script, <text:span text:style-name="T2">ivbind-script.pl</text:span>.</text:p>
      <text:p text:style-name="P17">perl ivbind-script.pl exp.txt</text:p>
      <text:p text:style-name="P2"/>
      <text:p text:style-name="P2">5. Now all the <text:span text:style-name="T2">exp.txt</text:span>, <text:span text:style-name="T2">BIN.txt</text:span>, <text:span text:style-name="T2">FIT.txt</text:span>, and the <text:span text:style-name="T2">MASTER.txt</text:span> files created by the <text:span text:style-name="T2">PERL</text:span> script can be mass imported into a new <text:span text:style-name="T2">ORIGIN6.1</text:span> project using the multi-ASCII import menu option under the File menu. It is important to create a new project so that there can be a new MASTER worksheet. </text:p>
      <text:p text:style-name="P2"><text:soft-page-break/></text:p>
      <text:p text:style-name="P2">6. Now run the following <text:span text:style-name="T2">ORIGIN</text:span> script to fix column naming artifacts in the BIN and FIT and MASTER worksheets and to add error bar column types and so on. Note these Loops use the indexes 0 to 20. These are the number of voltage bins from -80 to +20 mV. If those settings change then adjust accordingly, i.e., if you have more than 21 voltage bins. The name of the script is:</text:p>
      <text:p text:style-name="P5">ivbind-wks-format.ogs</text:p>
      <text:p text:style-name="P8">The script should be placed in the <text:span text:style-name="T2">Origin6.1</text:span> folder. Execute the script by this command in the script window:</text:p>
      <text:p text:style-name="P3"><text:tab/>run.file(ivbind-wks-format.ogs);</text:p>
      <text:p text:style-name="P2">Alternatively, here is the text of the script file, which can be run from the script window:</text:p>
      <text:p text:style-name="P7">#LOOP to format BINS worksheets after import from PERL</text:p>
      <text:p text:style-name="P7">LOOP(ii,0,20) { </text:p>
      <text:p text:style-name="P5">%K = BIN$(ii);</text:p>
      <text:p text:style-name="P5">%K!wks.col3.name$="I";</text:p>
      <text:p text:style-name="P5">%K!wks.col4.type=3;</text:p>
      <text:p text:style-name="P5">%K!wks.col6.type=3;</text:p>
      <text:p text:style-name="P5">%K!wks.col8.type=3;</text:p>
      <text:p text:style-name="P5">%K!wks.col10.type=3;</text:p>
      <text:p text:style-name="P5"><text:s text:c="2"/>LOOP(jj,1,11) { %K!wks.col$(jj).width=12; };</text:p>
      <text:p text:style-name="P5">win -i %K;</text:p>
      <text:p text:style-name="P5">};</text:p>
      <text:p text:style-name="P5"/>
      <text:p text:style-name="P5">#LOOP to format FIT worksheets after import from PERL</text:p>
      <text:p text:style-name="P5">LOOP(ii,0,20) { </text:p>
      <text:p text:style-name="P5">%K = FIT$(ii);</text:p>
      <text:p text:style-name="P5">%K!wks.col3.type=3;</text:p>
      <text:p text:style-name="P5"><text:s text:c="2"/>LOOP(jj,1,5) { %K!wks.col$(jj).width=10; };</text:p>
      <text:p text:style-name="P5">win -i %K;</text:p>
      <text:p text:style-name="P5">};</text:p>
      <text:p text:style-name="P5"/>
      <text:p text:style-name="P5">#Format of the MASTER worksheet after import from PERL</text:p>
      <text:p text:style-name="P5">%K=MASTER;</text:p>
      <text:p text:style-name="P5">%K!wks.col4.type=3;</text:p>
      <text:p text:style-name="P5">%K!wks.col6.type=3;</text:p>
      <text:p text:style-name="P5">%K!wks.col9.name$="DURBINWATSON";</text:p>
      <text:p text:style-name="P5">LOOP(jj,1,9) { %K!wks.col$(jj).width=12; };</text:p>
      <text:p text:style-name="P16"/>
      <text:p text:style-name="P8">7. For graphing, this script can be run. But first be sure to add the following two <text:span text:style-name="T2">ORIGIN</text:span> graphing template files into the <text:span text:style-name="T2">ORIGIN6.1</text:span> program directory: </text:p>
      <text:p text:style-name="P5">ORIGINIV.OTP</text:p>
      <text:p text:style-name="P5">ORIGINRESIDUE.OTP</text:p>
      <text:p text:style-name="P8">Now the FIT worksheets can be plotted in <text:span text:style-name="T2">ORIGIN</text:span> using the following <text:span text:style-name="T2">ORIGIN</text:span> script.</text:p>
      <text:p text:style-name="P5">ivbind-plot.ogs</text:p>
      <text:p text:style-name="P8">The script should be placed in the <text:span text:style-name="T2">Origin6.1</text:span> folder. Execute the script by this command in the script window:</text:p>
      <text:p text:style-name="P5">run.file(ivbind-plot.ogs);</text:p>
      <text:p text:style-name="P8">This is the contents of the file <text:span text:style-name="T2">ivbind-plot.ogs</text:span>, which can be run from the script window. As you can see the file is long so running the script can be easier than cutting and pasting.</text:p>
      <text:p text:style-name="P7">#Script to plot the FIT worksheets in GRAPH windows</text:p>
      <text:p text:style-name="P5">if("%P"=="") %P=PA WT;</text:p>
      <text:p text:style-name="P5">if("%Q"=="") %Q=L-Trp;</text:p>
      <text:p text:style-name="P5">if(ph==0/0) ph=5.6; </text:p>
      <text:p text:style-name="P5">getn (PA) %%P</text:p>
      <text:p text:style-name="P5">(PEPTIDE) %%Q</text:p>
      <text:p text:style-name="P5">(pH) ph</text:p>
      <text:p text:style-name="P5">(Parameters);</text:p>
      <text:p text:style-name="P5"/>
      <text:p text:style-name="P5">LOOP(ii,0,20) {</text:p>
      <text:p text:style-name="P5"><text:s/>%K=FIT$(ii);</text:p>
      <text:p text:style-name="P5">#get info from master</text:p>
      <text:p text:style-name="P5">jj = ii + 1;</text:p>
      <text:p text:style-name="P5"><text:soft-page-break/>volt=MASTER_V[jj];</text:p>
      <text:p text:style-name="P5">volt=round(volt,1);</text:p>
      <text:p text:style-name="P5">slope=MASTER_SLOPE[jj];</text:p>
      <text:p text:style-name="P5">slope=round(slope,2);</text:p>
      <text:p text:style-name="P5">slopeerr=MASTER_SLOPEERR[jj];</text:p>
      <text:p text:style-name="P5">slopeerr=round(slopeerr,2);</text:p>
      <text:p text:style-name="P5">intval=MASTER_INT[jj];</text:p>
      <text:p text:style-name="P5">intval=round(intval,2);</text:p>
      <text:p text:style-name="P5">interr=MASTER_INTERR[jj];</text:p>
      <text:p text:style-name="P5">interr=round(interr,2);</text:p>
      <text:p text:style-name="P5">rsquared=MASTER_RSQUARED[jj];</text:p>
      <text:p text:style-name="P5">%T=MASTER_FILE[jj]$;</text:p>
      <text:p text:style-name="P5"><text:s/>win -t plot ORIGINRESIDUE;</text:p>
      <text:p text:style-name="P5"><text:s/>layer -s 1;</text:p>
      <text:p text:style-name="P5"><text:s/>layer -i %K_LOGQ;</text:p>
      <text:p text:style-name="P5"><text:s/>layer -i %K_LOGQERR;</text:p>
      <text:p text:style-name="P5"><text:s/>layer -i %K_FIT;</text:p>
      <text:p text:style-name="P5"><text:s/>layer -g;</text:p>
      <text:p text:style-name="P5"><text:s/>layer -at;</text:p>
      <text:p text:style-name="P5"><text:s/>xb.text$="Log %Q /nM";</text:p>
      <text:p text:style-name="P5"><text:s/>yl.text$="Log fo/(1-fo)";</text:p>
      <text:p text:style-name="P5"><text:s/>title.text$=Hill Plot Bin$(ii) at $(volt) mV for %P and %Q at pH $(ph);</text:p>
      <text:p text:style-name="P5">parms.text$=Linear Fit of %T</text:p>
      <text:p text:style-name="P5">R^2<text:tab/>$(rsquared)</text:p>
      <text:p text:style-name="P5">slope<text:tab/>$(slope) ± $(slopeerr)<text:tab/> <text:s text:c="3"/><text:tab/> <text:s text:c="3"/></text:p>
      <text:p text:style-name="P5">intercept<text:tab/>$(intval) ± $(interr);</text:p>
      <text:p text:style-name="P5">legend;</text:p>
      <text:p text:style-name="P5">LEGEND.X=2.753654;</text:p>
      <text:p text:style-name="P5">LEGEND.Y=1.308479; </text:p>
      <text:p text:style-name="P5">layer -s 2; </text:p>
      <text:p text:style-name="P5">layer -i %K_RESIDUE;</text:p>
      <text:p text:style-name="P5">layer -at;</text:p>
      <text:p text:style-name="P5">win -r %H GRAPH$(ii);</text:p>
      <text:p text:style-name="P5">win -i %H;</text:p>
      <text:p text:style-name="P5">};</text:p>
      <text:p text:style-name="P5"/>
      <text:p text:style-name="P5">#Graph Hill Coefficients</text:p>
      <text:p text:style-name="P5"><text:s/>win -t plot ORIGINIV;</text:p>
      <text:p text:style-name="P5"><text:s/>layer -s 1;</text:p>
      <text:p text:style-name="P5"><text:s/>layer -i MASTER_SLOPE;</text:p>
      <text:p text:style-name="P5"><text:s/>layer -i MASTER_SLOPEERR;</text:p>
      <text:p text:style-name="P5"><text:s/>set MASTER_SLOPE -k 2;</text:p>
      <text:p text:style-name="P5"><text:s/>set MASTER_SLOPE -kf 1;</text:p>
      <text:p text:style-name="P5"><text:s/>set MASTER_SLOPE -l 0;</text:p>
      <text:p text:style-name="P5"><text:s/>xb.text$="Voltage (mV)";</text:p>
      <text:p text:style-name="P5"><text:s/>yl.text$="Hill Coefficient";</text:p>
      <text:p text:style-name="P5"><text:s/>title.text$=Hill coefficients vs Voltage for %P and %Q at pH $(ph);</text:p>
      <text:p text:style-name="P5"><text:s/>legend;</text:p>
      <text:p text:style-name="P5"><text:s/>layer.X.from=30;</text:p>
      <text:p text:style-name="P5"><text:s/>layer.X.to=-90;</text:p>
      <text:p text:style-name="P5"><text:s/>layer.X.inc=20;</text:p>
      <text:p text:style-name="P5"><text:s/>layer.Y.from=-0.5;</text:p>
      <text:p text:style-name="P5"><text:s/>layer.Y.to=-2.5;</text:p>
      <text:p text:style-name="P5"><text:s/>layer.Y.inc=-0.5;</text:p>
      <text:p text:style-name="P5"><text:s/>layer.X.label.divideBy = -1;</text:p>
      <text:p text:style-name="P5"><text:s/>layer.Y.label.divideBy = -1;</text:p>
      <text:p text:style-name="P5"><text:s/>layer -a;</text:p>
      <text:p text:style-name="P5"/>
      <text:p text:style-name="P5">#Graph -Log Kdapp versus Voltage</text:p>
      <text:p text:style-name="P5"><text:s/>win -t plot ORIGINIV;</text:p>
      <text:p text:style-name="P5"><text:s/>layer -s 1;</text:p>
      <text:p text:style-name="P5"><text:s/>layer -i MASTER_INT;</text:p>
      <text:p text:style-name="P5"><text:s/>layer -i MASTER_INTERR;</text:p>
      <text:p text:style-name="P5"><text:s/>set MASTER_INT -k 2;</text:p>
      <text:p text:style-name="P5"><text:s/>set MASTER_INT -kf 1;</text:p>
      <text:p text:style-name="P5"><text:s/>set MASTER_INT -l 0;</text:p>
      <text:p text:style-name="P5"><text:s/>xb.text$=Voltage (mV);</text:p>
      <text:p text:style-name="P5"><text:soft-page-break/><text:s/>yl.text$=-Log K\-(D)app \/nM;</text:p>
      <text:p text:style-name="P5"><text:s/>title.text$=Log KD-app versus Voltage for %P and %Q at pH $(ph);</text:p>
      <text:p text:style-name="P5"><text:s/>legend;</text:p>
      <text:p text:style-name="P5"><text:s/>layer.X.from=30;</text:p>
      <text:p text:style-name="P5"><text:s/>layer.X.to=-90;</text:p>
      <text:p text:style-name="P5"><text:s/>layer.X.inc=20;</text:p>
      <text:p text:style-name="P5"><text:s/>layer.X.label.divideBy = -1;</text:p>
      <text:p text:style-name="P5"><text:s/>layer -a;</text:p>
      <text:p text:style-name="P5"/>
      <text:p text:style-name="P5">#Graph R-SQUARED versus Voltage</text:p>
      <text:p text:style-name="P5"><text:s/>win -t plot ORIGINIV;</text:p>
      <text:p text:style-name="P5"><text:s/>layer -s 1;</text:p>
      <text:p text:style-name="P5"><text:s/>layer -i MASTER_RSQUARED;</text:p>
      <text:p text:style-name="P5"><text:s/>set MASTER_RSQUARED -k 2;</text:p>
      <text:p text:style-name="P5"><text:s/>set MASTER_RSQUARED -kf 1;</text:p>
      <text:p text:style-name="P5"><text:s/>set MASTER_RSQUARED -l 0;</text:p>
      <text:p text:style-name="P5"><text:s/>xb.text$=Voltage (mV);</text:p>
      <text:p text:style-name="P5"><text:s/>yl.text$=R-Squared;</text:p>
      <text:p text:style-name="P5"><text:s/>title.text$=R-Squared versus Voltage for %P and %Q at pH $(ph);</text:p>
      <text:p text:style-name="P5"><text:s/>legend;</text:p>
      <text:p text:style-name="P5"><text:s/>layer.X.from=30;</text:p>
      <text:p text:style-name="P5"><text:s/>layer.X.to=-90;</text:p>
      <text:p text:style-name="P5"><text:s/>layer.X.inc=20;</text:p>
      <text:p text:style-name="P5"><text:s/>layer.X.label.divideBy = -1;</text:p>
      <text:p text:style-name="P5"><text:s/>layer -a;</text:p>
      <text:p text:style-name="P5"/>
      <text:list xml:id="list2608528593051957978" text:style-name="L1">
        <text:list-item>
          <text:p text:style-name="P20">Now create a Layout in <text:span text:style-name="T2">ORIGIN</text:span> to insert the Hill, Log Kdapp and R-squared versus voltage graphs (Graph21, 22, and 23) for printing. The New Layout button is indicated (^):</text:p>
        </text:list-item>
      </text:list>
      <text:p text:style-name="P9"><draw:frame draw:style-name="fr1" draw:name="graphics3" text:anchor-type="paragraph" svg:x="0.0071in" svg:y="0in" svg:width="5.5898in" svg:height="0.3035in" draw:z-index="2"><draw:image xlink:href="Pictures/100000000000027200000022AAE27BC4.png" xlink:type="simple" xlink:show="embed" xlink:actuate="onLoad"/></draw:frame> <text:s text:c="31"/>^</text:p>
      <text:list xml:id="list1408174349" text:continue-numbering="true" text:style-name="L1">
        <text:list-header>
          <text:p text:style-name="P20">To make add Graphs 21, 22, and 23 to the Layout, you right-click on the Layout1 window and add the respective graphs. Rescale them as needed. Print out the layout, and paste a copy into your notebook. <text:s/></text:p>
        </text:list-header>
      </text:list>
      <text:p text:style-name="P9"/>
      <text:p text:style-name="P9">9. SAVE your <text:span text:style-name="T2">ORIGIN</text:span> project in your data folder with your original ATF files!</text:p>
      <text:p text:style-name="P9"/>
      <text:p text:style-name="P12">ADDITIONAL SCRIPTS &amp; METHODS</text:p>
      <text:p text:style-name="P10"/>
      <text:p text:style-name="P13">A. Merging Bin Datasets from Different Directories</text:p>
      <text:p text:style-name="P10"/>
      <text:p text:style-name="P10">Requires I<text:span text:style-name="T2">vbind.pm</text:span> (version 0.2) and <text:s/><text:span text:style-name="T2">ivbind-merge-script.pl</text:span> script.</text:p>
      <text:p text:style-name="P10"/>
      <text:list xml:id="list1229943940118133278" text:style-name="L2">
        <text:list-item>
          <text:p text:style-name="P21">You may need to merge bin datasets from several directories. You will make a new directory of the current date and copy the scripts to that directory. For example, in Cygwin:</text:p>
          <text:p text:style-name="P26">mkdir 04292014/</text:p>
          <text:p text:style-name="P18">cp /cygdrive/e/Ivbind/*.p* /cygdrive/e/Eric/04292014/.</text:p>
          <text:p text:style-name="P18"/>
        </text:list-item>
        <text:list-item>
          <text:p text:style-name="P22">Within this directory, you then call the <text:span text:style-name="T2">ivbind-merge-script.pl</text:span> script and the list of directories you will be merging. You use the leading '..' on the directories to tell the program to go back one directory to find your data directories:</text:p>
          <text:p text:style-name="P19">perl ivbind-merge-script.pl ../04112014/ ../04212014/</text:p>
        </text:list-item>
      </text:list>
      <text:p text:style-name="P4"/>
      <text:p text:style-name="P11">The script looks like this:</text:p>
      <text:p text:style-name="P6">use Ivbind;</text:p>
      <text:p text:style-name="P6">my $iv = Ivbind -&gt; new();</text:p>
      <text:p text:style-name="P6">$iv -&gt; delimiter(',');</text:p>
      <text:p text:style-name="P6">$iv -&gt; merge_bin_dirs( [ @ARGV ] ) -&gt; save_bins -&gt; hill_analysis;</text:p>
      <text:p text:style-name="P11"/>
      <text:p text:style-name="P11">Within your new directory, you will have the new merged bin files and fit files and a master file. These <text:soft-page-break/>can be imported into your <text:span text:style-name="T2">ORIGIN</text:span> project.</text:p>
      <text:p text:style-name="P11"/>
      <text:p text:style-name="P11">3. Follow steps 5-9 in <text:span text:style-name="T6">Processing a Single Directory</text:span> above to load your data into your <text:span text:style-name="T2">ORIGIN</text:span> project.</text:p>
      <text:p text:style-name="P11"/>
      <text:p text:style-name="P11"/>
      <text:p text:style-name="P14">B. Removing Concentrations from Bin Datasets in a Directories</text:p>
      <text:p text:style-name="P11"/>
      <text:p text:style-name="P11">1. You may wish to remove certain concentrations from your bin datasets to then re-run the hill_analysis routine. You will make a new directory copy of the scripts and prior data to that directory, adding the tag '-reanalysis' to the new working directory. For example, in Cygwin:</text:p>
      <text:list xml:id="list2168430724" text:continue-numbering="true" text:style-name="L2">
        <text:list-header>
          <text:p text:style-name="P26">mkdir 04292014-reanalysis/</text:p>
        </text:list-header>
      </text:list>
      <text:p text:style-name="P6">cp /cygdrive/e/Eric/04292014/*.* /cygdrive/e/Eric/04292014-reanalysis/.</text:p>
      <text:p text:style-name="P15"/>
      <text:p text:style-name="P11">2. You should then edit the <text:s/>the <text:span text:style-name="T2">ivbind-merge-script.pl</text:span> script to include a 'remove' method. First in Cygwin copy the script to a new filename to edit it:</text:p>
      <text:p text:style-name="P6">cp <text:span text:style-name="T1">ivbind-merge-script.pl ivbind-remove-script.pl</text:span></text:p>
      <text:p text:style-name="P11">Then in nano edit the new script:</text:p>
      <text:p text:style-name="P6">nano <text:span text:style-name="T1">ivbind-remove-script.pl</text:span></text:p>
      <text:p text:style-name="P11">Here are the edits to make in nano (yellow highlight):</text:p>
      <text:p text:style-name="P6">use Ivbind;</text:p>
      <text:p text:style-name="P6">my $iv = Ivbind -&gt; new();</text:p>
      <text:p text:style-name="P6">$iv -&gt; delimiter(',');</text:p>
      <text:p text:style-name="P6">$iv -&gt; <text:span text:style-name="T7">open_bin_dir( $ARGV[0] ) -&gt; remove('CONC', [0, 20])</text:span> -&gt; save_bins -&gt; hill_analysis;</text:p>
      <text:p text:style-name="P11">The modification/insertion is highlighted in yellow. You simply list the concentrations in the square brackets that are to be purged from the bins. Save the file in nano and exit.</text:p>
      <text:p text:style-name="P11"/>
      <text:p text:style-name="P11">This modification allows a directory to be opened and the bin files to be scanned for matches in the 'CONC' column to the values in the square brackets.</text:p>
      <text:p text:style-name="P11"/>
      <text:p text:style-name="P11">3. Execute the perl script on the target directory.</text:p>
      <text:p text:style-name="P6">perl <text:span text:style-name="T1">ivbind-remove-script.pl 04292014-reanalysis/</text:span></text:p>
      <text:p text:style-name="P6"/>
      <text:list xml:id="list4688815787739515985" text:style-name="L5">
        <text:list-header>
          <text:p text:style-name="P25"><text:span text:style-name="T4">4. Follow steps 5-9 in </text:span><text:span text:style-name="T5">Processing a Single Directory</text:span><text:span text:style-name="T4"> above to load your data into your </text:span>ORIGIN<text:span text:style-name="T4"> project.</text:span></text:p>
          <text:p text:style-name="P25"><text:span text:style-name="T4"/></text:p>
        </text:list-header>
      </text:list>
      <text:p text:style-name="P14">C. Merging and Removing Concentrations from Bin Datasets at the Same Time</text:p>
      <text:list xml:id="list8782637045284653045" text:style-name="L3">
        <text:list-item>
          <text:p text:style-name="P23">Of course the above two procedures may be combined. Make a directory for merging as described above in <text:span text:style-name="T6">(A)</text:span>.</text:p>
        </text:list-item>
        <text:list-item>
          <text:p text:style-name="P27">Copy the scripts to the merge directory and copy and edit the <text:s/><text:span text:style-name="T2">ivbind-merge-script.pl</text:span></text:p>
        </text:list-item>
      </text:list>
      <text:p text:style-name="P6">cp <text:span text:style-name="T1">ivbind-merge-script.pl ivbind-merge-remove-script.pl </text:span></text:p>
      <text:p text:style-name="P6">nano ivbind-merge-remove-script.pl</text:p>
      <text:p text:style-name="P6"/>
      <text:list xml:id="list1893890520762787030" text:style-name="L4">
        <text:list-item>
          <text:p text:style-name="P28">Here are the recommended edits:</text:p>
        </text:list-item>
      </text:list>
      <text:p text:style-name="P6">use Ivbind;</text:p>
      <text:p text:style-name="P6">my $iv = Ivbind -&gt; new();</text:p>
      <text:p text:style-name="P6">$iv -&gt; delimiter(',');</text:p>
      <text:p text:style-name="P6">$iv -&gt; merge_bin_dirs( [ @ARGV ] ) <text:span text:style-name="T7">-&gt; remove('CONC', [0, 20])</text:span> -&gt; save_bins -&gt; hill_analysis;</text:p>
      <text:p text:style-name="P11">The modification/insertion is highlighted in yellow. Include the list of concentrations in the square brackets.</text:p>
      <text:p text:style-name="P11"/>
      <text:p text:style-name="P11">4. Execute the perl script on the target directories, and they will be merged and purged of particular concentrations of peptide:</text:p>
      <text:p text:style-name="P15"><text:tab/>perl ivbind-merge-remove-script.pl ../04112014/ ../04212014/</text:p>
      <text:p text:style-name="P15"><text:span text:style-name="T1"/></text:p>
      <text:list xml:id="list122142052" text:continue-list="list4688815787739515985" text:style-name="L5">
        <text:list-header>
          <text:p text:style-name="P25"><text:soft-page-break/><text:span text:style-name="T4">5. Follow steps 5-9 in </text:span><text:span text:style-name="T5">Processing a Single Directory</text:span><text:span text:style-name="T4"> above to load your data into your </text:span>ORIGIN<text:span text:style-name="T4"> project.</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Krantz</meta:initial-creator>
    <meta:creation-date>2014-03-26T17:10:18</meta:creation-date>
    <dc:date>2014-04-29T16:26:21</dc:date>
    <dc:creator>Bryan Krantz</dc:creator>
    <meta:editing-duration>PT11H55M40S</meta:editing-duration>
    <meta:editing-cycles>30</meta:editing-cycles>
    <meta:generator>OpenOffice/4.0.1$Unix OpenOffice.org_project/401m5$Build-9714</meta:generator>
    <meta:document-statistic meta:table-count="0" meta:image-count="3" meta:object-count="0" meta:page-count="6" meta:paragraph-count="219" meta:word-count="1492" meta:character-count="10088"/>
  </office:meta>
</office:document-meta>
</file>